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6" office:value-type="date" office:date-value="2018-12-19" calcext:value-type="date">
            <text:p>12/19/18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19" office:value-type="time" office:time-value="PT22H13M00S" calcext:value-type="time">
            <text:p>10:13:00 PM</text:p>
          </table:table-cell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0" table:number-columns-repeated="144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Ain’t It Fun</text:p>
          </table:table-cell>
          <table:table-cell table:number-columns-repeated="4"/>
          <table:table-cell table:style-name="ce13" table:number-columns-repeated="2"/>
          <table:table-cell table:style-name="ce13" office:value-type="string" calcext:value-type="string">
            <text:p>♫</text:p>
          </table:table-cell>
          <table:table-cell table:number-columns-repeated="1015"/>
        </table:table-row>
        <table:table-row table:style-name="ro2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22:13:21.449129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9T22:56:57.506947986</dc:date>
    <meta:editing-duration>PT17H26M17S</meta:editing-duration>
    <meta:editing-cycles>14</meta:editing-cycles>
    <meta:document-statistic meta:table-count="1" meta:cell-count="128" meta:object-count="0"/>
  </office:meta>
</office:document-meta>
</file>